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504cm" fo:min-width="1.819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504cm" fo:min-width="2.797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504cm" fo:min-width="2.602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504cm" fo:min-width="1.82cm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56cm" fo:min-width="0.477cm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fo:min-height="1.782cm"/>
    </style:style>
    <style:style style:name="gr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504cm" fo:min-width="2.798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504cm" fo:min-width="2.601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56cm" fo:min-width="0.478cm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fo:min-height="1.783cm"/>
    </style:style>
    <style:style style:name="gr12" style:family="graphic" style:parent-style-name="standard">
      <style:graphic-properties draw:stroke="none" svg:stroke-color="#000000" draw:fill="none" draw:fill-color="#ffffff" fo:min-height="1.632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091cm" fo:min-width="1.233cm" fo:padding-top="0.139cm" fo:padding-bottom="0.139cm" fo:padding-left="0.264cm" fo:padding-right="0.264cm"/>
    </style:style>
    <style:style style:name="gr1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276cm" fo:min-width="0.026cm" fo:padding-top="0.139cm" fo:padding-bottom="0.139cm" fo:padding-left="0.264cm" fo:padding-right="0.264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276cm" fo:min-width="0.027cm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fo:min-height="0.863cm"/>
    </style:style>
    <style:style style:name="gr18" style:family="graphic" style:parent-style-name="standard">
      <style:graphic-properties draw:stroke="none" svg:stroke-color="#000000" draw:fill="none" draw:fill-color="#ffffff" fo:min-height="1.485cm"/>
    </style:style>
    <style:style style:name="gr1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091cm" fo:min-width="1.232cm" fo:padding-top="0.139cm" fo:padding-bottom="0.139cm" fo:padding-left="0.264cm" fo:padding-right="0.264cm"/>
    </style:style>
    <style:style style:name="gr20" style:family="graphic" style:parent-style-name="standard">
      <style:graphic-properties draw:stroke="none" svg:stroke-color="#000000" draw:fill="none" draw:fill-color="#ffffff" fo:min-height="1.012cm"/>
    </style:style>
    <style:style style:name="gr21" style:family="graphic" style:parent-style-name="standard">
      <style:graphic-properties draw:stroke="none" svg:stroke-color="#000000" draw:fill="none" draw:fill-color="#ffffff" fo:min-height="0.817cm"/>
    </style:style>
    <style:style style:name="gr22" style:family="graphic" style:parent-style-name="standard">
      <style:graphic-properties draw:stroke="none" svg:stroke-color="#000000" draw:fill="none" draw:fill-color="#ffffff" fo:min-height="0.70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0pt" style:font-size-complex="10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size="12pt" style:font-size-asian="10pt" style:font-size-complex="10pt"/>
    </style:style>
    <style:style style:name="T3" style:family="text">
      <style:text-properties fo:font-size="12pt" style:font-size-asian="6pt" style:font-size-complex="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style:font-size-asian="8pt" style:font-size-complex="8pt"/>
    </style:style>
    <style:style style:name="T6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.347cm" svg:height="0.782cm" svg:x="2.007cm" svg:y="10.294cm">
          <text:p text:style-name="P1"><text:span text:style-name="T1">ready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47cm" svg:height="0.782cm" svg:x="4.354cm" svg:y="10.294cm">
          <text:p text:style-name="P1"><text:span text:style-name="T1">stag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25cm" svg:height="0.782cm" svg:x="7.484cm" svg:y="10.2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3cm" svg:height="0.782cm" svg:x="4.354cm" svg:y="10.294cm">
          <text:p text:style-name="P1"><text:span text:style-name="T1">stag 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3cm" svg:height="0.782cm" svg:x="10.809cm" svg:y="10.294cm">
          <text:p text:style-name="P1"><text:span text:style-name="T1">stag 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48cm" svg:height="0.782cm" svg:x="13.939cm" svg:y="10.294cm">
          <text:p text:style-name="P1"><text:span text:style-name="T1">ready 2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3.18cm" svg:y1="11.076cm" svg:x2="3.18cm" svg:y2="12.641cm">
          <text:p/>
        </draw:line>
        <draw:line draw:style-name="gr5" draw:text-style-name="P3" draw:layer="layout" svg:x1="3.18cm" svg:y1="12.641cm" svg:x2="16.091cm" svg:y2="12.641cm">
          <text:p/>
        </draw:line>
        <draw:line draw:style-name="gr5" draw:text-style-name="P3" draw:layer="layout" svg:x1="15.113cm" svg:y1="11.076cm" svg:x2="15.113cm" svg:y2="11.858cm">
          <text:p/>
        </draw:line>
        <draw:line draw:style-name="gr5" draw:text-style-name="P3" draw:layer="layout" svg:x1="15.113cm" svg:y1="11.859cm" svg:x2="16.287cm" svg:y2="11.859cm">
          <text:p/>
        </draw:line>
        <draw:custom-shape draw:style-name="gr6" draw:text-style-name="P4" draw:layer="layout" svg:width="1.173cm" svg:height="1.174cm" svg:x="16.287cm" svg:y="11.663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5" draw:text-style-name="P3" draw:layer="layout" svg:x1="17.46cm" svg:y1="12.25cm" svg:x2="18.047cm" svg:y2="12.25cm">
          <text:p/>
        </draw:line>
        <draw:frame draw:style-name="gr7" draw:text-style-name="P5" draw:layer="layout" svg:width="3.717cm" svg:height="2.032cm" svg:x="18.056cm" svg:y="11.668cm">
          <draw:text-box>
            <text:p><text:span text:style-name="T2">request</text:span></text:p>
            <text:p><text:span text:style-name="T2"><text:s/></text:span><text:span text:style-name="T3">IQS - 1</text:span></text:p>
          </draw:text-box>
        </draw:frame>
        <draw:custom-shape draw:style-name="gr1" draw:text-style-name="P2" draw:layer="layout" svg:width="2.347cm" svg:height="0.782cm" svg:x="1.993cm" svg:y="5.392cm">
          <text:p text:style-name="P1"><text:span text:style-name="T1">ready 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48cm" svg:height="0.782cm" svg:x="4.34cm" svg:y="5.392cm">
          <text:p text:style-name="P1"><text:span text:style-name="T1">stag 1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326cm" svg:height="0.782cm" svg:x="7.47cm" svg:y="5.3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3cm" svg:height="0.782cm" svg:x="4.34cm" svg:y="5.392cm">
          <text:p text:style-name="P1"><text:span text:style-name="T1">stag 1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129cm" svg:height="0.782cm" svg:x="10.796cm" svg:y="5.392cm">
          <text:p text:style-name="P1"><text:span text:style-name="T1">stag 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48cm" svg:height="0.782cm" svg:x="13.925cm" svg:y="5.392cm">
          <text:p text:style-name="P1"><text:span text:style-name="T1">ready 2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3.167cm" svg:y1="6.174cm" svg:x2="3.167cm" svg:y2="7.739cm">
          <text:p/>
        </draw:line>
        <draw:line draw:style-name="gr5" draw:text-style-name="P3" draw:layer="layout" svg:x1="3.167cm" svg:y1="7.739cm" svg:x2="16.091cm" svg:y2="7.751cm">
          <text:p/>
        </draw:line>
        <draw:line draw:style-name="gr5" draw:text-style-name="P3" draw:layer="layout" svg:x1="15.099cm" svg:y1="6.174cm" svg:x2="15.099cm" svg:y2="6.956cm">
          <text:p/>
        </draw:line>
        <draw:line draw:style-name="gr5" draw:text-style-name="P3" draw:layer="layout" svg:x1="15.099cm" svg:y1="6.957cm" svg:x2="16.273cm" svg:y2="6.957cm">
          <text:p/>
        </draw:line>
        <draw:custom-shape draw:style-name="gr10" draw:text-style-name="P4" draw:layer="layout" svg:width="1.174cm" svg:height="1.174cm" svg:x="16.273cm" svg:y="6.761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5" draw:text-style-name="P3" draw:layer="layout" svg:x1="17.447cm" svg:y1="7.348cm" svg:x2="18.034cm" svg:y2="7.348cm">
          <text:p/>
        </draw:line>
        <draw:frame draw:style-name="gr11" draw:text-style-name="P5" draw:layer="layout" svg:width="3.717cm" svg:height="2.033cm" svg:x="18.042cm" svg:y="6.765cm">
          <draw:text-box>
            <text:p><text:span text:style-name="T2">request</text:span></text:p>
            <text:p><text:span text:style-name="T2"><text:s text:c="6"/></text:span><text:span text:style-name="T2">0</text:span></text:p>
          </draw:text-box>
        </draw:frame>
        <draw:frame draw:style-name="gr12" draw:text-style-name="P6" draw:layer="layout" svg:width="3.129cm" svg:height="1.882cm" draw:transform="rotate (1.5707963267949) translate (3.7cm 9.729cm)">
          <draw:text-box>
            <text:p>…..</text:p>
          </draw:text-box>
        </draw:frame>
        <draw:frame draw:style-name="gr12" draw:text-style-name="P6" draw:layer="layout" svg:width="3.129cm" svg:height="1.882cm" draw:transform="rotate (1.5707963267949) translate (13.09cm 9.729cm)">
          <draw:text-box>
            <text:p>…..</text:p>
          </draw:text-box>
        </draw:frame>
        <draw:custom-shape draw:style-name="gr13" draw:text-style-name="P2" draw:layer="layout" svg:width="1.761cm" svg:height="1.369cm" svg:x="2.202cm" svg:y="3.056cm">
          <text:p text:style-name="P1"><text:span text:style-name="T1">OR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782cm" svg:height="0.782cm" svg:x="4.941cm" svg:y="2.861cm">
          <text:p text:style-name="P1"><text:span text:style-name="T4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3.963cm" svg:y1="3.252cm" svg:x2="4.941cm" svg:y2="3.252cm">
          <text:p/>
        </draw:line>
        <draw:line draw:style-name="gr5" draw:text-style-name="P3" draw:layer="layout" svg:x1="5.332cm" svg:y1="3.643cm" svg:x2="5.318cm" svg:y2="5.392cm">
          <text:p/>
        </draw:line>
        <draw:custom-shape draw:style-name="gr15" draw:text-style-name="P8" draw:layer="layout" svg:width="0.195cm" svg:height="0.196cm" svg:x="5.225cm" svg:y="3.64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8" draw:layer="layout" svg:width="0.196cm" svg:height="0.195cm" draw:transform="rotate (1.5707963267949) translate (3.965cm 3.34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8" draw:layer="layout" svg:width="0.195cm" svg:height="0.195cm" draw:transform="rotate (-1.5707963267949) translate (16.29cm 6.86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8" draw:layer="layout" svg:width="0.196cm" svg:height="0.195cm" draw:transform="rotate (-1.5707963267949) translate (16.29cm 7.64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8" draw:layer="layout" svg:width="0.196cm" svg:height="0.196cm" draw:transform="rotate (-1.5707963267949) translate (18.051cm 7.2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8" draw:layer="layout" svg:width="0.196cm" svg:height="0.195cm" draw:transform="rotate (-1.5707963267949) translate (16.29cm 11.75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8" draw:layer="layout" svg:width="0.196cm" svg:height="0.195cm" draw:transform="rotate (-1.5707963267949) translate (16.29cm 12.54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8" draw:layer="layout" svg:width="0.196cm" svg:height="0.196cm" draw:transform="rotate (-1.5707963267949) translate (18.051cm 12.15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out" svg:width="0.783cm" svg:height="0.782cm" svg:x="6.703cm" svg:y="3.839cm">
          <text:p text:style-name="P1"><text:span text:style-name="T4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3.965cm" svg:y1="4.23cm" svg:x2="6.702cm" svg:y2="4.23cm">
          <text:p/>
        </draw:line>
        <draw:custom-shape draw:style-name="gr15" draw:text-style-name="P8" draw:layer="layout" svg:width="0.196cm" svg:height="0.195cm" draw:transform="rotate (1.5707963267949) translate (3.967cm 4.32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3" draw:layer="layout" svg:x1="7.091cm" svg:y1="5.403cm" svg:x2="7.091cm" svg:y2="4.621cm">
          <text:p/>
        </draw:line>
        <draw:custom-shape draw:style-name="gr15" draw:text-style-name="P8" draw:layer="layout" svg:width="0.196cm" svg:height="0.196cm" svg:x="6.987cm" svg:y="4.62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5" draw:layer="layout" svg:width="2.947cm" svg:height="1.113cm" svg:x="7.243cm" svg:y="1.4cm">
          <draw:text-box>
            <text:p><text:span text:style-name="T2">dtag 0</text:span></text:p>
          </draw:text-box>
        </draw:frame>
        <draw:line draw:style-name="gr5" draw:text-style-name="P3" draw:layer="layout" svg:x1="8.071cm" svg:y1="2.274cm" svg:x2="8.071cm" svg:y2="11.859cm">
          <text:p/>
        </draw:line>
        <draw:frame draw:style-name="gr18" draw:text-style-name="P5" draw:layer="layout" svg:width="3.729cm" svg:height="1.735cm" svg:x="9.341cm" svg:y="1.402cm">
          <draw:text-box>
            <text:p><text:span text:style-name="T2">dtag </text:span><text:span text:style-name="T5">IW -1</text:span></text:p>
          </draw:text-box>
        </draw:frame>
        <draw:line draw:style-name="gr5" draw:text-style-name="P3" draw:layer="layout" svg:x1="10.222cm" svg:y1="2.274cm" svg:x2="10.222cm" svg:y2="11.859cm">
          <text:p/>
        </draw:line>
        <draw:line draw:style-name="gr5" draw:text-style-name="P3" draw:layer="layout" svg:x1="5.723cm" svg:y1="3.252cm" svg:x2="12.765cm" svg:y2="3.252cm">
          <text:p/>
        </draw:line>
        <draw:custom-shape draw:style-name="gr16" draw:text-style-name="P7" draw:layer="layout" svg:width="0.783cm" svg:height="0.782cm" svg:x="12.765cm" svg:y="2.861cm">
          <text:p text:style-name="P1"><text:span text:style-name="T4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1.76cm" svg:height="1.369cm" svg:x="14.722cm" svg:y="3.056cm">
          <text:p text:style-name="P1"><text:span text:style-name="T1">OR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0.195cm" svg:height="0.196cm" svg:x="7.981cm" svg:y="3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7.484cm" svg:y1="4.23cm" svg:x2="11.201cm" svg:y2="4.23cm">
          <text:p/>
        </draw:line>
        <draw:custom-shape draw:style-name="gr14" draw:text-style-name="P7" draw:layer="layout" svg:width="0.782cm" svg:height="0.782cm" svg:x="11.203cm" svg:y="3.839cm">
          <text:p text:style-name="P1"><text:span text:style-name="T4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3.548cm" svg:y1="3.252cm" svg:x2="14.722cm" svg:y2="3.252cm">
          <text:p/>
        </draw:line>
        <draw:custom-shape draw:style-name="gr15" draw:text-style-name="P8" draw:layer="layout" svg:width="0.196cm" svg:height="0.196cm" draw:transform="rotate (-1.5707963267949) translate (14.726cm 3.1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3" draw:layer="layout" svg:x1="11.983cm" svg:y1="4.23cm" svg:x2="14.722cm" svg:y2="4.23cm">
          <text:p/>
        </draw:line>
        <draw:custom-shape draw:style-name="gr15" draw:text-style-name="P8" draw:layer="layout" svg:width="0.196cm" svg:height="0.196cm" draw:transform="rotate (-1.5707963267949) translate (14.726cm 4.1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8" draw:layer="layout" svg:width="0.196cm" svg:height="0.196cm" svg:x="10.134cm" svg:y="4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1.592cm" svg:y1="5.405cm" svg:x2="11.592cm" svg:y2="4.623cm">
          <text:p/>
        </draw:line>
        <draw:custom-shape draw:style-name="gr15" draw:text-style-name="P8" draw:layer="layout" svg:width="0.196cm" svg:height="0.196cm" svg:x="11.488cm" svg:y="4.62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3" draw:layer="layout" svg:x1="13.159cm" svg:y1="3.643cm" svg:x2="13.145cm" svg:y2="5.392cm">
          <text:p/>
        </draw:line>
        <draw:custom-shape draw:style-name="gr15" draw:text-style-name="P8" draw:layer="layout" svg:width="0.196cm" svg:height="0.196cm" svg:x="13.051cm" svg:y="3.64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3" draw:layer="layout" svg:x1="2.985cm" svg:y1="4.425cm" svg:x2="2.973cm" svg:y2="5.391cm">
          <text:p/>
        </draw:line>
        <draw:custom-shape draw:style-name="gr15" draw:text-style-name="P8" draw:layer="layout" svg:width="0.196cm" svg:height="0.196cm" draw:transform="rotate (-3.14159265358979) translate (3.079cm 5.44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3" draw:layer="layout" svg:x1="15.504cm" svg:y1="4.414cm" svg:x2="15.492cm" svg:y2="5.38cm">
          <text:p/>
        </draw:line>
        <draw:custom-shape draw:style-name="gr15" draw:text-style-name="P8" draw:layer="layout" svg:width="0.196cm" svg:height="0.196cm" draw:transform="rotate (-3.14159265358979) translate (15.598cm 5.43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5" draw:layer="layout" svg:width="3.339cm" svg:height="1.262cm" svg:x="16.242cm" svg:y="5.433cm">
          <draw:text-box>
            <text:p><text:span text:style-name="T2">inst 0</text:span></text:p>
          </draw:text-box>
        </draw:frame>
        <draw:frame draw:style-name="gr17" draw:text-style-name="P5" draw:layer="layout" svg:width="4.225cm" svg:height="1.113cm" svg:x="16.274cm" svg:y="10.343cm">
          <draw:text-box>
            <text:p><text:span text:style-name="T5">inst</text:span><text:span text:style-name="T2"> </text:span><text:span text:style-name="T5">IQS -1</text:span></text:p>
          </draw:text-box>
        </draw:frame>
        <draw:frame draw:style-name="gr21" draw:text-style-name="P9" draw:layer="layout" svg:width="2.188cm" svg:height="1.067cm" svg:x="8.634cm" svg:y="1.333cm">
          <draw:text-box>
            <text:p><text:span text:style-name="T6">…</text:span></text:p>
          </draw:text-box>
        </draw:frame>
        <draw:frame draw:style-name="gr22" draw:text-style-name="P10" draw:layer="layout" svg:width="3.141cm" svg:height="0.956cm" svg:x="3.469cm" svg:y="2.476cm">
          <draw:text-box>
            <text:p><text:span text:style-name="T4">match 0</text:span></text:p>
          </draw:text-box>
        </draw:frame>
        <draw:frame draw:style-name="gr22" draw:text-style-name="P10" draw:layer="layout" svg:width="3.142cm" svg:height="0.956cm" svg:x="3.187cm" svg:y="4.234cm">
          <draw:text-box>
            <text:p><text:span text:style-name="T4">match IW-1</text:span></text:p>
          </draw:text-box>
        </draw:frame>
        <draw:frame draw:style-name="gr22" draw:text-style-name="P10" draw:layer="layout" svg:width="3.141cm" svg:height="0.956cm" svg:x="13.441cm" svg:y="2.576cm">
          <draw:text-box>
            <text:p><text:span text:style-name="T4">match 0</text:span></text:p>
          </draw:text-box>
        </draw:frame>
        <draw:frame draw:style-name="gr22" draw:text-style-name="P10" draw:layer="layout" svg:width="3.142cm" svg:height="0.956cm" svg:x="13.359cm" svg:y="4.334cm">
          <draw:text-box>
            <text:p><text:span text:style-name="T4">match IW-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0-11-27T16:07:14.369450020</dc:date>
    <meta:editing-duration>P2DT11H12M13S</meta:editing-duration>
    <meta:editing-cycles>92</meta:editing-cycles>
    <meta:generator>LibreOffice/6.0.7.3$Linux_X86_64 LibreOffice_project/00m0$Build-3</meta:generator>
    <meta:document-statistic meta:object-count="75"/>
  </office:meta>
</office:document-meta>
</file>